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99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4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paragraph-properties fo:margin-left="0cm" fo:margin-right="0cm" fo:text-indent="0cm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905cm" svg:height="2.54cm" svg:x="3.54cm" svg:y="9.196cm">
          <text:p text:style-name="P6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905cm" svg:height="1.011cm" svg:x="3.54cm" svg:y="9.961cm">
          <text:p text:style-name="P6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905cm" svg:height="2.54cm" svg:x="7.108cm" svg:y="9.196cm">
          <text:p text:style-name="P6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905cm" svg:height="0.76cm" svg:x="7.108cm" svg:y="10.086cm">
          <text:p text:style-name="P2"><text:span text:style-name="T1">A2 (2M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2.043cm" svg:height="0.692cm" svg:x="3.401cm" svg:y="10.12cm">
          <draw:text-box>
            <text:p text:style-name="P4"><text:span text:style-name="T1">A1 (2.5M)</text:span></text:p>
          </draw:text-box>
        </draw:frame>
        <draw:custom-shape draw:style-name="gr1" draw:text-style-name="P1" draw:layer="layout" svg:width="1.905cm" svg:height="2.54cm" svg:x="10.509cm" svg:y="9.196cm">
          <text:p text:style-name="P6"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905cm" svg:height="0.76cm" svg:x="10.509cm" svg:y="10.086cm">
          <text:p text:style-name="P2"><text:span text:style-name="T1">A3 (2M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1.514cm" svg:height="0.692cm" svg:x="3.718cm" svg:y="11.906cm">
          <draw:text-box>
            <text:p text:style-name="P6"><text:span text:style-name="T1">OST 1</text:span></text:p>
          </draw:text-box>
        </draw:frame>
        <draw:frame draw:style-name="gr4" draw:text-style-name="P5" draw:layer="layout" svg:width="1.514cm" svg:height="0.692cm" svg:x="7.285cm" svg:y="11.906cm">
          <draw:text-box>
            <text:p text:style-name="P6"><text:span text:style-name="T1">OST 2</text:span></text:p>
          </draw:text-box>
        </draw:frame>
        <draw:frame draw:style-name="gr4" draw:text-style-name="P5" draw:layer="layout" svg:width="1.514cm" svg:height="0.692cm" svg:x="10.717cm" svg:y="11.906cm">
          <draw:text-box>
            <text:p text:style-name="P6"><text:span text:style-name="T1">OST 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Feiyi Wang</meta:initial-creator>
    <meta:creation-date>2008-10-30T20:27:10</meta:creation-date>
    <dc:creator>Feiyi Wang</dc:creator>
    <dc:date>2008-10-30T20:36:45</dc:date>
    <meta:editing-cycles>1</meta:editing-cycles>
    <meta:editing-duration>PT9M35S</meta:editing-duration>
    <meta:user-defined meta:name="Info 1"/>
    <meta:user-defined meta:name="Info 2"/>
    <meta:user-defined meta:name="Info 3"/>
    <meta:user-defined meta:name="Info 4"/>
    <meta:document-statistic meta:object-count="10"/>
  </office:meta>
</office:document-meta>
</file>